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3" style:family="paragraph" style:parent-style-name="Header">
      <style:paragraph-properties fo:margin-left="0cm" fo:margin-right="0.485cm" fo:text-align="center" style:justify-single-word="false" fo:text-indent="0cm" style:auto-text-indent="false"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4" style:family="paragraph" style:parent-style-name="Titre_20_2_20_-_20_Professionnel">
      <style:paragraph-properties fo:margin-top="0cm" fo:margin-bottom="0cm" fo:line-height="100%"/>
      <style:text-properties style:font-name="Arial2" fo:font-size="10pt" fo:language="de" fo:country="DE" style:font-size-asian="10pt" style:font-name-complex="Arial3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74651168" text:id="ct174651168">
          <text:insertion>
            <office:change-info>
              <dc:creator>Luc Saffre</dc:creator>
              <dc:date>2013-05-29T20:13:00</dc:date>
            </office:change-info>
          </text:insertion>
        </text:changed-region>
        <text:changed-region xml:id="ct173953184" text:id="ct173953184">
          <text:insertion>
            <office:change-info>
              <dc:creator>Luc Saffre</dc:creator>
              <dc:date>2013-05-29T20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Kursangebot <text:change-start text:change-id="ct174651168"/>self<text:change-end text:change-id="ct174651168"/></text:h>
      <text:p text:style-name="Standard">hiermit möchten wir Sie informieren, dass der Jahreskartenverkauf für unsere Kursangebote<text:span text:style-name="T1"> </text:span><text:change-start text:change-id="ct173953184"/><text:span text:style-name="T2">self</text:span><text:change-end text:change-id="ct173953184"/><text:span text:style-name="T1"> </text:span>begonnen hat. Ab sofort nehmen wir Einschreibungen für folgende Kurse entgegen:</text:p>
      <text:p text:style-name="P4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4">do table if False</text:span></text:p></office:annotation></text:p>
          </table:table-cell>
        </table:table-row>
      </table:table>
      <text:p text:style-name="Standard"><text:span text:style-name="T2">b</text:span><text:span text:style-name="T2"><office:annotation><dc:creator>Luc Saffre</dc:creator><dc:date>2013-05-29T21:18:17</dc:date><text:p text:style-name="P6"><text:span text:style-name="T3">do text</text:span></text:p><text:p text:style-name="P6"><text:span text:style-name="T3">from table(school.CoursesByTopic.request(self))</text:span></text:p></office:annotation></text:span><text:span text:style-name="T2">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8cm" style:type="right"/>
        </style:tab-stops>
      </style:paragraph-properties>
      <style:text-properties style:font-name="Arial1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re_20_2_20_-_20_Professionnel" style:display-name="Titre 2 - Professionnel" style:family="paragraph" style:parent-style-name="Standard" style:default-outline-level="">
      <style:paragraph-properties fo:margin-top="0.212cm" fo:margin-bottom="0.106cm" fo:line-height="0.564cm" fo:hyphenation-ladder-count="no-limit"/>
      <style:text-properties style:font-name="Arial Black" fo:language="en" fo:country="US" style:font-size-complex="10pt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995cm" table:align="left"/>
    </style:style>
    <style:style style:name="Table3.A" style:family="table-column">
      <style:table-column-properties style:column-width="5.029cm"/>
    </style:style>
    <style:style style:name="Table3.B" style:family="table-column">
      <style:table-column-properties style:column-width="7.978cm"/>
    </style:style>
    <style:style style:name="Table3.C" style:family="table-column">
      <style:table-column-properties style:column-width="4.988cm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MP2" style:family="paragraph" style:parent-style-name="Header">
      <style:paragraph-properties fo:margin-left="0cm" fo:margin-right="0.485cm" fo:text-align="center" style:justify-single-word="false" fo:text-indent="0cm" style:auto-text-indent="false">
        <style:tab-stops>
          <style:tab-stop style:position="8.5cm" style:type="center"/>
          <style:tab-stop style:position="18c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tracked-changes>
          <text:changed-region xml:id="ct174007152" text:id="ct174007152">
            <text:insertion>
              <office:change-info>
                <dc:creator>Luc Saffre</dc:creator>
                <dc:date>2013-05-02T21:51:00</dc:date>
              </office:change-info>
            </text:insertion>
          </text:changed-region>
          <text:changed-region xml:id="ct175357536" text:id="ct175357536">
            <text:insertion>
              <office:change-info>
                <dc:creator>Luc Saffre</dc:creator>
                <dc:date>2013-05-31T10:09:00</dc:date>
              </office:change-info>
            </text:insertion>
          </text:changed-region>
        </text:tracked-changes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hange-start text:change-id="ct174007152"/>self<text:change-end text:change-id="ct174007152"/></text:p>
            </table:table-cell>
            <table:table-cell table:style-name="Table3.A1" office:value-type="string">
              <text:p text:style-name="MP3">Seite <text:page-number text:select-page="current">1</text:page-number> von <text:page-count>1</text:page-count><text:line-break/><text:date style:data-style-name="N120" text:date-value="2013-05-31T10:09:37">31.5.13</text:date> <text:time style:data-style-name="N41" text:time-value="2013-05-31T10:09:37">10:09:35</text:time><text:line-break/><text:change-start text:change-id="ct175357536"/>settings.SITE.site_version()<text:change-end text:change-id="ct175357536"/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5-31T10:09:37</dc:date>
    <dc:creator>Luc Saffre</dc:creator>
    <meta:editing-duration>PT19H31M12S</meta:editing-duration>
    <meta:editing-cycles>113</meta:editing-cycles>
    <meta:generator>LibreOffice/3.5$Linux_x86 LibreOffice_project/350m1$Build-2</meta:generator>
    <meta:document-statistic meta:table-count="2" meta:image-count="0" meta:object-count="0" meta:page-count="1" meta:paragraph-count="10" meta:word-count="69" meta:character-count="425" meta:non-whitespace-character-count="370"/>
  </office:meta>
</office:document-meta>
</file>